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8925in"/>
    </style:style>
    <style:style style:name="ro2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 table:acceptance-state="accepted">
          <table:cell-address table:column="2" table:row="16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</table:tracked-changes>
      <table:table table:name="Sheet1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2">
          <table:table-cell table:style-name="ce1" office:value-type="string">
            <text:p>NodeID part</text:p>
          </table:table-cell>
          <table:table-cell table:style-name="ce1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OpenLCB vnode*</text:p>
          </table:table-cell>
          <table:table-cell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penLCB vnode</text:p>
          </table:table-cell>
          <table:table-cell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0xFDnn</text:p>
          </table:table-cell>
          <table:table-cell office:value-type="string">
            <text:p>Indicate capabilities (nn is the capability)</text:p>
          </table:table-cell>
          <table:table-cell table:number-columns-repeated="1021"/>
        </table:table-row>
        <table:table-row table:style-name="ro2">
          <table:table-cell office:value-type="string">
            <text:p>OpenLCB vnode</text:p>
          </table:table-cell>
          <table:table-cell office:value-type="string">
            <text:p>0xFD01</text:p>
          </table:table-cell>
          <table:table-cell office:value-type="string">
            <text:p>Node uses Display Protocol to make one or more displays available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BUS vnode*</text:p>
          </table:table-cell>
          <table:table-cell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xxxxxx means any node 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xxxxx</text:p>
          </table:table-cell>
          <table:table-cell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>
            <text:p>* - “OpenLCB vnode” refers to a virtual node ID assigned for global fixed events, see NidAllocations spreadshee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* - “CBUS vnode” refers to a virtual node ID assigned for CBUS-style “short events”, see NidAllocations spreadsheet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1">08/01/2010</text:date>, <text:time>01:1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8-01T01:11:17</dc:date>
    <dc:creator>Bob Jacobsen</dc:creator>
    <meta:editing-duration>PT00H21M42S</meta:editing-duration>
    <meta:editing-cycles>15</meta:editing-cycles>
    <meta:generator>OpenOffice.org/3.2$Unix OpenOffice.org_project/320m12$Build-9483</meta:generator>
    <meta:printed-by>Bob Jacobsen</meta:printed-by>
    <meta:print-date>2010-07-11T14:13:17</meta:print-date>
    <meta:document-statistic meta:table-count="3" meta:cell-count="23" meta:object-count="0"/>
  </office:meta>
</office:document-meta>
</file>